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5.589cm" fo:margin-left="-0.194cm" style:page-number="0" table:align="left" style:writing-mode="lr-tb"/>
    </style:style>
    <style:style style:name="Tabelle1.A" style:family="table-column">
      <style:table-column-properties style:column-width="1.055cm"/>
    </style:style>
    <style:style style:name="Tabelle1.B" style:family="table-column">
      <style:table-column-properties style:column-width="1.401cm"/>
    </style:style>
    <style:style style:name="Tabelle1.C" style:family="table-column">
      <style:table-column-properties style:column-width="5.429cm"/>
    </style:style>
    <style:style style:name="Tabelle1.D" style:family="table-column">
      <style:table-column-properties style:column-width="4.692cm"/>
    </style:style>
    <style:style style:name="Tabelle1.E" style:family="table-column">
      <style:table-column-properties style:column-width="4.57cm"/>
    </style:style>
    <style:style style:name="Tabelle1.F" style:family="table-column">
      <style:table-column-properties style:column-width="3.408cm"/>
    </style:style>
    <style:style style:name="Tabelle1.G" style:family="table-column">
      <style:table-column-properties style:column-width="5.03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fo:font-weight="bold" style:language-asian="zxx" style:country-asian="none" style:font-weight-asian="bold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9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10" style:family="paragraph" style:parent-style-name="Standard">
      <style:text-properties style:font-name="Arial Narrow" fo:font-size="9pt" fo:language="zxx" fo:country="none" style:font-size-asian="9pt" style:language-asian="zxx" style:country-asian="none"/>
    </style:style>
    <style:style style:name="P11" style:family="paragraph" style:parent-style-name="Standard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12" style:family="paragraph" style:parent-style-name="Standard">
      <style:paragraph-properties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9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20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21" style:family="paragraph" style:parent-style-name="Standard">
      <style:paragraph-properties fo:margin-left="0cm" fo:margin-right="0cm" fo:text-indent="1.251cm" style:auto-text-indent="false">
        <style:tab-stops>
          <style:tab-stop style:position="4.251cm"/>
          <style:tab-stop style:position="6.033cm"/>
        </style:tab-stops>
      </style:paragraph-properties>
    </style:style>
    <style:style style:name="P22" style:family="paragraph" style:parent-style-name="Standard">
      <style:paragraph-properties fo:margin-left="3.752cm" fo:margin-right="0cm" fo:text-indent="1.251cm" style:auto-text-indent="false"/>
    </style:style>
    <style:style style:name="P23" style:family="paragraph" style:parent-style-name="Standard">
      <style:paragraph-properties fo:margin-left="6.244cm" fo:margin-right="0cm" fo:text-indent="-1.242cm" style:auto-text-indent="false"/>
    </style:style>
    <style:style style:name="P24" style:family="paragraph" style:parent-style-name="Standard">
      <style:paragraph-properties fo:margin-left="3.75cm" fo:margin-right="0cm" fo:text-indent="1.251cm" style:auto-text-indent="false"/>
    </style:style>
    <style:style style:name="P25" style:family="paragraph" style:parent-style-name="Standard">
      <style:paragraph-properties fo:margin-left="6.244cm" fo:margin-right="0cm" fo:text-indent="-1.244cm" style:auto-text-indent="false"/>
    </style:style>
    <style:style style:name="P26" style:family="paragraph" style:parent-style-name="Standard">
      <style:paragraph-properties fo:margin-left="6.244cm" fo:margin-right="0cm" fo:text-indent="0cm" style:auto-text-indent="false"/>
      <style:text-properties style:font-name="Arial Narrow" fo:font-size="9pt" fo:language="zxx" fo:country="none" style:font-size-asian="9pt" style:language-asian="zxx" style:country-asian="none"/>
    </style:style>
    <style:style style:name="P27" style:family="paragraph" style:parent-style-name="Standard">
      <style:paragraph-properties fo:margin-left="5.002cm" fo:margin-right="0cm" fo:text-indent="1.251cm" style:auto-text-indent="false"/>
      <style:text-properties style:font-name="Arial Narrow" fo:font-size="9pt" fo:language="zxx" fo:country="none" fo:font-style="italic" style:font-size-asian="9pt" style:language-asian="zxx" style:country-asian="none" style:font-style-asian="italic"/>
    </style:style>
    <style:style style:name="P28" style:family="paragraph" style:parent-style-name="Header">
      <style:paragraph-properties fo:margin-left="0cm" fo:margin-right="4.561cm" fo:text-indent="0cm" style:auto-text-indent="false"/>
    </style:style>
    <style:style style:name="P29" style:family="paragraph" style:parent-style-name="Heading_20_1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0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31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32" style:family="paragraph" style:parent-style-name="Heading_20_1">
      <style:paragraph-properties fo:margin-left="1.27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3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style:language-asian="zxx" style:country-asian="none"/>
    </style:style>
    <style:style style:name="P34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5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36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style:language-asian="zxx" style:country-asian="none"/>
    </style:style>
    <style:style style:name="T4" style:family="text">
      <style:text-properties style:font-name="Arial Narrow" fo:font-size="9pt" style:font-size-asian="9pt" style:font-size-complex="9pt"/>
    </style:style>
    <style:style style:name="T5" style:family="text">
      <style:text-properties style:font-name="Arial Narrow" fo:font-size="9pt" style:font-size-asian="9pt" style:font-name-complex="Arial Narrow" style:font-size-complex="9pt" style:font-weight-complex="bold"/>
    </style:style>
    <style:style style:name="T6" style:family="text">
      <style:text-properties style:font-name="Arial Narrow" fo:font-size="9pt" fo:language="zxx" fo:country="none" style:font-size-asian="9pt" style:language-asian="zxx" style:country-asian="none"/>
    </style:style>
    <style:style style:name="T7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8" style:family="text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T9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10" style:family="text">
      <style:text-properties style:font-name="Arial Narrow" fo:font-size="9pt" fo:language="zxx" fo:country="none" fo:font-weight="bold" style:font-size-asian="9pt" style:language-asian="zxx" style:country-asian="none" style:font-weight-asian="bold"/>
    </style:style>
    <style:style style:name="T11" style:family="text"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T12" style:family="text">
      <style:text-properties style:font-name="Arial Narrow" fo:font-size="9pt" fo:language="zxx" fo:country="none" fo:font-style="italic" style:font-size-asian="9pt" style:language-asian="zxx" style:country-asian="none" style:font-style-asian="italic"/>
    </style:style>
    <style:style style:name="T13" style:family="text">
      <style:text-properties style:font-name="Arial Narrow" fo:font-size="9pt" fo:font-weight="bold" style:font-size-asian="9pt" style:font-weight-asian="bold" style:font-name-complex="Arial Narrow" style:font-size-complex="9pt" style:font-weight-complex="bold"/>
    </style:style>
    <style:style style:name="T14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15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1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3">Materialliste Projekttag E</text:p><text:p text:style-name="P7"/><text:h text:style-name="P30" text:outline-level="1"><text:span text:style-name="T7">Teamkoffer:</text:span><text:span text:style-name="T9"><text:tab/><text:tab/><text:tab/>ausreichend Metaplankarten (verschiedene Farben)</text:span></text:h><text:h text:style-name="P29" text:outline-level="1"><text:tab/><text:tab/><text:tab/><text:tab/><text:tab/>ausreichend Stifte</text:h><text:h text:style-name="P32" text:outline-level="1"><text:tab/><text:tab/><text:tab/><text:tab/>Pinnadeln</text:h><text:h text:style-name="P32" text:outline-level="1"><text:tab/><text:tab/><text:tab/><text:tab/>Kreppband (2 Rollen)</text:h><text:h text:style-name="P32" text:outline-level="1"><text:tab/><text:tab/><text:tab/><text:tab/>Klebestifte, Klebezettel</text:h><text:h text:style-name="P29" text:outline-level="1"><text:tab/><text:tab/><text:tab/><text:tab/><text:tab/>2 Schreibunterlagen</text:h><text:h text:style-name="P29" text:outline-level="1"/><text:h text:style-name="P30" text:outline-level="1"><text:span text:style-name="T7">Materialien:</text:span><text:span text:style-name="T9"><text:tab/><text:tab/><text:tab/>mind. 3 Pinwände</text:span></text:h><text:h text:style-name="P32" text:outline-level="1"><text:tab/><text:tab/><text:tab/><text:tab/>mind. 6 Bögen Pinnwandpapier</text:h><text:h text:style-name="P32" text:outline-level="1"><text:tab/><text:tab/><text:tab/><text:tab/>Einsatzinformationen für TeamerInnen</text:h><text:h text:style-name="P32" text:outline-level="1"><text:tab/><text:tab/><text:tab/><text:tab/>Anfahrtsbeschreibung</text:h><text:h text:style-name="P32" text:outline-level="1"><text:tab/><text:tab/><text:tab/><text:tab/>E (magnetisiertes) Europapuzzle</text:h><text:h text:style-name="P32" text:outline-level="1"><text:tab/><text:tab/><text:tab/><text:tab/>E fünf laminierte A3-Karten mit Dimensionen Europas</text:h><text:p text:style-name="Standard"><text:span text:style-name="T3"><text:tab/><text:tab/><text:tab/><text:tab/><text:tab/></text:span><text:span text:style-name="T8">E Film</text:span></text:p><text:p text:style-name="P11"><text:tab/><text:tab/><text:tab/><text:tab/><text:tab/>Klebezettel</text:p><text:p text:style-name="Standard"><text:span text:style-name="T3"><text:tab/><text:tab/><text:tab/><text:tab/><text:tab/></text:span><text:span text:style-name="T8">E Infoblatt für Schüler_innen, ggf. Infomaterial NDC</text:span></text:p><text:h text:style-name="P29" text:outline-level="1"/><text:h text:style-name="P31" text:outline-level="1"><text:span text:style-name="T7">Teamordner:<text:tab/></text:span><text:span text:style-name="T9"><text:tab/><text:tab/>Materialliste PT E</text:span></text:h><text:h text:style-name="P32" text:outline-level="1"><text:tab/><text:tab/><text:tab/><text:tab/>ZIM PT E</text:h><text:h text:style-name="P32" text:outline-level="1"><text:tab/><text:tab/><text:tab/><text:tab/>Teilnahmelisten </text:h><text:h text:style-name="P32" text:outline-level="1"><text:tab/><text:tab/><text:tab/><text:tab/>Honorarbelege </text:h><text:h text:style-name="P32" text:outline-level="1"><text:tab/><text:tab/><text:tab/><text:tab/>Quittungsbelege</text:h><text:h text:style-name="P32" text:outline-level="1"><text:tab/><text:tab/><text:tab/><text:tab/>HospitantInnen Rückmeldebögen</text:h><text:h text:style-name="P32" text:outline-level="1"><text:tab/><text:tab/><text:tab/><text:tab/>Reflexionsbögen</text:h><text:h text:style-name="P32" text:outline-level="1"><text:tab/><text:tab/><text:tab/><text:tab/>LehrerInnen-Rückmeldebögen</text:h><text:p text:style-name="P12"/><text:p text:style-name="P21"><text:span text:style-name="T11">Ordner PT E:<text:tab/><text:tab/><text:tab/></text:span><text:span text:style-name="T6">ZIM</text:span></text:p><text:p text:style-name="Standard"><text:span text:style-name="T6"><text:tab/><text:tab/><text:tab/><text:tab/></text:span><text:span text:style-name="T10">E 1</text:span><text:span text:style-name="T6"><text:tab/>Anlage Kennenlernspiel „Auf und Ab“</text:span></text:p><text:p text:style-name="Standard"><text:span text:style-name="T6"><text:tab/><text:tab/><text:tab/><text:tab/></text:span><text:span text:style-name="T10">E 2 </text:span><text:span text:style-name="T6"><text:tab/>laminierte Karten NDC Projektvorstellung</text:span></text:p><text:p text:style-name="P22"><text:span text:style-name="T10">E 3</text:span><text:span text:style-name="T6"> <text:tab/>6 laminierte Karten Tagesplan</text:span></text:p><text:p text:style-name="Standard"><text:span text:style-name="T6"><text:tab/><text:tab/><text:tab/><text:tab/></text:span><text:span text:style-name="T10">X 4<text:tab/></text:span><text:span text:style-name="T6">Anlage Kommunikationsvereinbarungen</text:span></text:p><text:p text:style-name="Standard"><text:span text:style-name="T6"><text:tab/><text:tab/><text:tab/><text:tab/></text:span><text:span text:style-name="T10">E 5<text:tab/></text:span><text:span text:style-name="T6">Anlage Stumme Diskussion</text:span></text:p><text:p text:style-name="Standard"><text:span text:style-name="T6"><text:tab/><text:tab/><text:tab/><text:tab/></text:span><text:span text:style-name="T10">E 6<text:tab/></text:span><text:span text:style-name="T6">Anlage Beschreibung Puzzle</text:span></text:p><text:p text:style-name="Standard"><text:span text:style-name="T6"><text:tab/><text:tab/><text:tab/><text:tab/></text:span><text:span text:style-name="T10">E 7<text:tab/></text:span><text:span text:style-name="T6">Anlage Puzzle Auswertung</text:span></text:p><text:p text:style-name="Standard"><text:span text:style-name="T7"><text:tab/><text:tab/><text:tab/><text:tab/></text:span><text:span text:style-name="T11">E 7</text:span><text:span text:style-name="T7"><text:tab/>4 Karten auf </text:span><text:span text:style-name="T4">A3 farbig ausdrucken und laminiert (NATO, </text:span><text:span text:style-name="T7">EU, Euro, Schengen</text:span></text:p><text:p text:style-name="Standard"><text:span text:style-name="T7"><text:tab/><text:tab/><text:tab/><text:tab/></text:span><text:span text:style-name="T11">E 8.1</text:span><text:span text:style-name="T7"><text:tab/>Anlage Zeitstrahl historische Entwicklung</text:span></text:p><text:p text:style-name="P23"><text:span text:style-name="T10">E 8.2</text:span><text:span text:style-name="T6"><text:tab/>17 laminierte Karten Zeitstrahl (7 Beitrittskarten grün, alle anderen gelb),</text:span></text:p><text:p text:style-name="P26">8 laminierte Kreise mit Jahreszahlen in weiß (siehe Bild)</text:p><text:p text:style-name="Standard"><text:span text:style-name="T6"><text:tab/><text:tab/><text:tab/><text:tab/><text:tab/></text:span><text:span text:style-name="T12">Beim Ausdruck bitte die Word-Datei nutzen: Eigenschaften Drucker: Querformat, 2</text:span></text:p><text:p text:style-name="P27">Seiten pro Blatt, Drucken:</text:p><text:p text:style-name="P27">Skalierung A4, 1 Seite pro Blatt, alle Seiten</text:p><text:p text:style-name="Standard"><text:span text:style-name="T6"><text:tab/><text:tab/><text:tab/><text:tab/></text:span><text:span text:style-name="T10">E 8.1</text:span><text:span text:style-name="T6"><text:tab/>5 Karten Fazit Zeitstrahl (Metaplan, auf blauem Papier)</text:span></text:p><text:p text:style-name="Standard"><text:span text:style-name="T6"><text:tab/><text:tab/><text:tab/><text:tab/></text:span><text:span text:style-name="T10">E 9<text:tab/></text:span><text:span text:style-name="T6">Anlage Die EU und ich</text:span></text:p><text:p text:style-name="Standard"><text:span text:style-name="T6"><text:tab/><text:tab/><text:tab/><text:tab/></text:span><text:span text:style-name="T10">E 9<text:tab/></text:span><text:span text:style-name="T6">5 Karten Fazit individuelle Möglichkeiten (Metaplan, auf grünem Papier)</text:span></text:p><text:p text:style-name="Standard"><text:span text:style-name="T6"><text:tab/><text:tab/><text:tab/><text:tab/></text:span><text:span text:style-name="T10">E 10<text:tab/></text:span><text:span text:style-name="T6">Anlage Topf und Deckel</text:span></text:p><text:p text:style-name="Standard"><text:span text:style-name="T6"><text:tab/><text:tab/><text:tab/><text:tab/></text:span><text:span text:style-name="T10">E 10<text:tab/></text:span><text:span text:style-name="T6">kopierter Schüler_innesatz Infoblatt</text:span></text:p><text:p text:style-name="Standard"><text:span text:style-name="T6"><text:tab/><text:tab/><text:tab/><text:tab/></text:span><text:span text:style-name="T10">E 11</text:span><text:span text:style-name="T6"><text:tab/>Anlage Grundrechtecharta</text:span></text:p><text:p text:style-name="Standard"><text:span text:style-name="T6"><text:tab/><text:tab/><text:tab/><text:tab/></text:span><text:span text:style-name="T10">E 12</text:span><text:span text:style-name="T6"><text:tab/>Anlage Diskriminierungsfreiheit</text:span></text:p><text:p text:style-name="P24"><text:span text:style-name="T10">X 13<text:tab/></text:span><text:span text:style-name="T6">Anlage Auflockerungsspiel</text:span></text:p><text:p text:style-name="P25"><text:span text:style-name="T10">E 14<text:tab/></text:span><text:span text:style-name="T6">Anlage Europäische Menschenrechtskonvention</text:span></text:p><text:p text:style-name="P25"><text:span text:style-name="T10">E 14.1<text:tab/></text:span><text:span text:style-name="T6">Anlage E Film</text:span></text:p><text:p text:style-name="P25"><text:span text:style-name="T10">E 14.1<text:tab/></text:span><text:span text:style-name="T6">Film</text:span></text:p><text:p text:style-name="P25"><text:span text:style-name="T10">E 15</text:span><text:span text:style-name="T6"><text:tab/>Anlage EUtopia</text:span></text:p><text:p text:style-name="P25"><text:span text:style-name="T13">E 16.1</text:span><text:span text:style-name="T5"><text:tab/>Anlage EUtopia-Expert_innen in Aktion</text:span></text:p><text:p text:style-name="P25"><text:span text:style-name="T13">E 16.1<text:tab/></text:span><text:span text:style-name="T5">laminierter SOS Hilferuf, farbige Wunderbox-Visionen, A4 Karten Basar der Möglichkeiten</text:span></text:p><text:p text:style-name="P25"><text:span text:style-name="T13">E 16.2.<text:tab/></text:span><text:span text:style-name="T5">Anlage Arbeitsauftrag EUtopia-Expert_innen in Aktion</text:span></text:p><text:p text:style-name="P25"><text:span text:style-name="T13">E 16.2.<text:tab/></text:span><text:span text:style-name="T5">laminierter Arbeitsauftrag</text:span></text:p><text:p text:style-name="P25"><text:soft-page-break/><text:span text:style-name="T11">E 16.3<text:tab/></text:span><text:span text:style-name="T7">laminierte Handlungsoptionskarten</text:span></text:p><text:p text:style-name="P25"><text:span text:style-name="T11">E 17</text:span><text:span text:style-name="T7"><text:tab/>Anlage </text:span><text:span text:style-name="T5">Auswertung EUtopia-Expert_innen in Aktion</text:span></text:p><text:p text:style-name="Standard"><text:span text:style-name="T6"><text:tab/><text:tab/><text:tab/><text:tab/></text:span><text:span text:style-name="T10">Y 19<text:tab/></text:span><text:span text:style-name="T6">Anlage Auswertung/Feedback</text:span></text:p><text:p text:style-name="Standard"><text:span text:style-name="T6"><text:tab/><text:tab/><text:tab/><text:tab/></text:span><text:span text:style-name="T10">Y 19<text:tab/></text:span><text:span text:style-name="T6">3 laminierte A4-Blätter Auswertung „Koffer“, Fragezeichen“, „Mülleimer“</text:span></text:p><text:p text:style-name="Standard"><text:span text:style-name="T6"><text:tab/><text:tab/><text:tab/><text:tab/></text:span><text:span text:style-name="T10">E 20.1</text:span><text:span text:style-name="T6"><text:tab/>optional Anlage Soziale Standards</text:span></text:p><text:p text:style-name="Standard"><text:span text:style-name="T6"><text:tab/><text:tab/><text:tab/><text:tab/></text:span><text:span text:style-name="T10">E 20.2</text:span><text:span text:style-name="T6"><text:tab/>optional Anlage Auswertung Soziale Standards</text:span></text:p><text:p text:style-name="P10"/><text:p text:style-name="P34">{nameZim}</text:p><text:p text:style-name="P14"/><text:section text:style-name="Sect1" text:name="Bereich1"><text:p text:style-name="P13">Ziele des PT E </text:p><text:p text:style-name="P5">{zieleZim}</text:p><text:p text:style-name="P5"/><text:p text:style-name="P13">Zielgruppe </text:p><text:p text:style-name="P5">• {zielGruppe}</text:p><text:p text:style-name="P5"/><text:p text:style-name="P13">Roter Faden </text:p><text:p text:style-name="P20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5">Nr.</text:p></table:table-cell><table:table-cell table:style-name="Tabelle1.A1" office:value-type="string"><text:p text:style-name="P16">Zeit in min.</text:p></table:table-cell><table:table-cell table:style-name="Tabelle1.A1" office:value-type="string"><text:p text:style-name="P17">Ziel</text:p></table:table-cell><table:table-cell table:style-name="Tabelle1.A1" office:value-type="string"><text:p text:style-name="P17">Inhalt</text:p></table:table-cell><table:table-cell table:style-name="Tabelle1.A1" office:value-type="string"><text:p text:style-name="P18">Methode</text:p></table:table-cell><table:table-cell table:style-name="Tabelle1.A1" office:value-type="string"><text:p text:style-name="P17">Rolle TM</text:p></table:table-cell><table:table-cell table:style-name="Tabelle1.G1" office:value-type="string"><text:p text:style-name="P17">Anlagen/Hilfsmittel</text:p></table:table-cell></table:table-row></table:table-header-rows><table:table-row table:style-name="Tabelle1.1"><table:table-cell table:style-name="Tabelle1.A2" table:number-columns-spanned="7" office:value-type="string"><text:p text:style-name="P19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6">[!-- BEGIN row.anlagen --]{name}</text:p></table:table-cell><table:table-cell table:style-name="Tabelle1.A3" office:value-type="string"><text:p text:style-name="P8">{zeit}</text:p></table:table-cell><table:table-cell table:style-name="Tabelle1.A3" office:value-type="string"><text:p text:style-name="P6">{ziel}</text:p></table:table-cell><table:table-cell table:style-name="Tabelle1.A3" office:value-type="string"><text:p text:style-name="P6">{kurzinhalt}</text:p></table:table-cell><table:table-cell table:style-name="Tabelle1.A3" office:value-type="string"><text:p text:style-name="P9">{methode}</text:p></table:table-cell><table:table-cell table:style-name="Tabelle1.A3" office:value-type="string"><text:p text:style-name="P6">{rolletm}</text:p></table:table-cell><table:table-cell table:style-name="Tabelle1.G3" office:value-type="string"><text:p text:style-name="P35">{name2}</text:p><text:p text:style-name="P36"><text:span text:style-name="T14">{material}</text:span><text:span text:style-name="T15">[!-- END row.anlagen --]</text:span></text:p></table:table-cell></table:table-row></table:table>[!-- END stunden --]<text:p text:style-name="P28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1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4</text:page-number></text:span></text:p>
      </style:header>
      <style:footer>
        <text:p text:style-name="MP2"><text:span text:style-name="MT3">PT E 2010, Erstelldatum </text:span><text:span text:style-name="MT3"><text:date style:data-style-name="N36" text:date-value="2010-07-07T02:02:52">07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3"><text:span text:style-name="MT1"><text:tab/>Netzwerk für Demokratie und Courage<text:tab/><text:tab/><text:tab/></text:span><text:span text:style-name="Page_20_Number"><text:page-number text:select-page="current">4</text:page-number></text:span><draw:frame draw:style-name="Mfr1" draw:name="Bild 2" text:anchor-type="char" svg:x="0.048cm" svg:y="0.007cm" svg:width="1.905cm" svg:height="1.164cm" draw:z-index="2"><draw:image xlink:href="Pictures/100000000000029200000192F289AC77.jpg" xlink:type="simple" xlink:show="embed" xlink:actuate="onLoad"/></draw:frame></text:p>
      </style:header>
      <style:footer>
        <text:p text:style-name="Footer"/>
      </style:footer>
    </style:master-page>
    <style:master-page style:name="Konvert_20_2" style:display-name="Konvert 2" style:page-layout-name="Mpm4">
      <style:header>
        <text:p text:style-name="MP4"><draw:frame draw:style-name="Mfr1" draw:name="Bild 3" text:anchor-type="char" svg:x="0.048cm" svg:y="0.007cm" svg:width="1.905cm" svg:height="1.164cm" draw:z-index="3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4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07T02:02:51</dc:date>
    <meta:print-date>2010-05-03T12:01:00</meta:print-date>
    <meta:editing-cycles>36</meta:editing-cycles>
    <meta:generator>OpenOffice.org/3.2$Linux OpenOffice.org_project/320m12$Build-9483</meta:generator>
    <meta:editing-duration>PT00H13M55S</meta:editing-duration>
    <meta:document-statistic meta:table-count="1" meta:image-count="3" meta:object-count="0" meta:page-count="4" meta:paragraph-count="89" meta:word-count="376" meta:character-count="2846"/>
    <meta:user-defined meta:name="Info 1"/>
    <meta:user-defined meta:name="Info 2"/>
    <meta:user-defined meta:name="Info 3"/>
    <meta:user-defined meta:name="Info 4"/>
  </office:meta>
</office:document-meta>
</file>